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869" officeooo:paragraph-rsid="00008869"/>
    </style:style>
    <style:style style:name="P2" style:family="paragraph" style:parent-style-name="Standard">
      <style:text-properties officeooo:rsid="00008869" officeooo:paragraph-rsid="00035082"/>
    </style:style>
    <style:style style:name="P3" style:family="paragraph" style:parent-style-name="Standard">
      <style:text-properties officeooo:rsid="00018759" officeooo:paragraph-rsid="00018759"/>
    </style:style>
    <style:style style:name="T1" style:family="text">
      <style:text-properties officeooo:rsid="00018759"/>
    </style:style>
    <style:style style:name="T2" style:family="text">
      <style:text-properties officeooo:rsid="0003ea24"/>
    </style:style>
    <style:style style:name="T3" style:family="text">
      <style:text-properties officeooo:rsid="0003ee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1.</text:p>
      <text:p text:style-name="P3">Se va a crear un juego, en el que haba un jugador, que puede iniciar una partida, y siempre que inicie esta, se cargara <text:s/>un nivel y dentro de este podra mover al jugador y mover cajas.</text:p>
      <text:p text:style-name="P3">El jugador puede reiniciar la partida y tras ello se cargara de nuevo el nivel.</text:p>
      <text:p text:style-name="P3">Y por supuesto elo jugador puede terminar la partida siempre que quiera.</text:p>
      <text:p text:style-name="P3"/>
      <text:p text:style-name="P1"/>
      <text:p text:style-name="P1"/>
      <text:p text:style-name="P1">Ejercicio 3.</text:p>
      <text:p text:style-name="P1">Se necesita crear un sistema para un cajero automatico, donde habran tres roles , el poseedor de una tarjeta, un cliente de un banco que le hace ser de por si un poseedor de una tarjeta y un operador de mantenimiento del sistema.</text:p>
      <text:p text:style-name="P1">El poseedor de una tarjeta puede retirar dinero siempre que se haya logeado <text:span text:style-name="T3">en el procedimiento</text:span>.</text:p>
      <text:p text:style-name="P1">Un cliente puede aparte de retirar dinero, consultar saldo, depositar efect<text:span text:style-name="T1">ivo y ingresar cheques, mientras se haya logueado </text:span><text:span text:style-name="T3">durante el procedimiento</text:span></text:p>
      <text:p text:style-name="P3">Un operador de mantenimiento, puede reponer el dinero en el cajero y buscar tarjetas que esten retenidas.<text:span text:style-name="T3">&lt;&lt;&lt;&lt;&lt;&lt;&lt;&lt;&lt;&lt;&lt;&lt;&lt;&lt;&lt;&lt;&lt;&lt;&lt;&lt;&lt;&lt;&lt;&lt;&lt;&lt;&lt;&lt;&lt;&lt;&lt;&lt;&lt;&lt;&lt;&lt;&lt;&lt;&lt;&lt;&lt;&lt;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Ejercicio 2.</text:p>
      <text:p text:style-name="P2">Se necesita crear un sistema en el que un registrador puede registrar una normativa, borrarla, rempazarla y ademas de poder acceder el sistema. ,<text:span text:style-name="T2">para </text:span><text:s/>esto <text:span text:style-name="T2">debe</text:span> poder consultar la lista de normativas vigentes.</text:p>
      <text:p text:style-name="P2">Un funcionario por el contrario, puede consultar la lista de normativas, verlas y subscribirse a los avisos de normativa. Esta claro que para ver una normativa, debe consultar las normativas que existen.</text:p>
      <text:p text:style-name="P2">Un dato importante a todo esto , es que el regisrador tiene incluido todos los permisos de funcionari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2:40:33.201971440</meta:creation-date>
    <dc:date>2021-02-15T13:36:38.771694996</dc:date>
    <meta:editing-duration>PT2M54S</meta:editing-duration>
    <meta:editing-cycles>1</meta:editing-cycles>
    <meta:document-statistic meta:table-count="0" meta:image-count="0" meta:object-count="0" meta:page-count="1" meta:paragraph-count="13" meta:word-count="250" meta:character-count="1507" meta:non-whitespace-character-count="1268"/>
    <meta:generator>LibreOffice/6.4.6.2$Linux_X86_64 LibreOffice_project/40$Build-2</meta:generator>
  </office:meta>
</office:document-meta>
</file>